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fbc" officeooo:paragraph-rsid="00100fbc"/>
    </style:style>
    <style:style style:name="P2" style:family="paragraph" style:parent-style-name="Standard">
      <style:text-properties fo:font-style="italic" officeooo:rsid="00100fbc" officeooo:paragraph-rsid="00100fbc" style:font-style-asian="italic" style:font-style-complex="italic"/>
    </style:style>
    <style:style style:name="P3" style:family="paragraph" style:parent-style-name="Standard">
      <style:text-properties fo:font-style="italic" officeooo:rsid="0014a20a" officeooo:paragraph-rsid="0014a20a" style:font-style-asian="italic" style:font-style-complex="italic"/>
    </style:style>
    <style:style style:name="P4" style:family="paragraph" style:parent-style-name="Standard">
      <style:text-properties fo:font-style="italic" officeooo:rsid="0015157e" officeooo:paragraph-rsid="0015157e" style:font-style-asian="italic" style:font-style-complex="italic"/>
    </style:style>
    <style:style style:name="P5" style:family="paragraph" style:parent-style-name="Standard">
      <style:text-properties fo:font-style="italic" officeooo:rsid="0016cc6a" officeooo:paragraph-rsid="0016cc6a" style:font-style-asian="italic" style:font-style-complex="italic"/>
    </style:style>
    <style:style style:name="P6" style:family="paragraph" style:parent-style-name="Standard">
      <style:text-properties fo:font-style="italic" officeooo:rsid="00172c99" officeooo:paragraph-rsid="00172c99" style:font-style-asian="italic" style:font-style-complex="italic"/>
    </style:style>
    <style:style style:name="P7" style:family="paragraph" style:parent-style-name="Standard">
      <style:text-properties fo:font-style="italic" officeooo:rsid="0019bb92" officeooo:paragraph-rsid="0019bb92" style:font-style-asian="italic" style:font-style-complex="italic"/>
    </style:style>
    <style:style style:name="P8" style:family="paragraph" style:parent-style-name="Standard">
      <style:text-properties fo:font-style="italic" officeooo:rsid="001b78c8" officeooo:paragraph-rsid="001b78c8" style:font-style-asian="italic" style:font-style-complex="italic"/>
    </style:style>
    <style:style style:name="P9" style:family="paragraph" style:parent-style-name="Standard">
      <style:text-properties fo:font-style="italic" officeooo:rsid="001e2d47" officeooo:paragraph-rsid="001e2d47" style:font-style-asian="italic" style:font-style-complex="italic"/>
    </style:style>
    <style:style style:name="P10" style:family="paragraph" style:parent-style-name="Standard">
      <style:text-properties fo:font-style="italic" officeooo:rsid="0024e3a9" officeooo:paragraph-rsid="0024e3a9" style:font-style-asian="italic" style:font-style-complex="italic"/>
    </style:style>
    <style:style style:name="P11" style:family="paragraph" style:parent-style-name="Standard">
      <style:text-properties fo:font-style="italic" officeooo:rsid="002669c1" officeooo:paragraph-rsid="002669c1" style:font-style-asian="italic" style:font-style-complex="italic"/>
    </style:style>
    <style:style style:name="P12" style:family="paragraph" style:parent-style-name="Standard">
      <style:text-properties fo:font-style="italic" officeooo:rsid="001c84ce" officeooo:paragraph-rsid="00285c42" style:font-style-asian="italic" style:font-style-complex="italic"/>
    </style:style>
    <style:style style:name="P13" style:family="paragraph" style:parent-style-name="Standard">
      <style:text-properties fo:font-style="italic" officeooo:rsid="00285c42" officeooo:paragraph-rsid="00285c42" style:font-style-asian="italic" style:font-style-complex="italic"/>
    </style:style>
    <style:style style:name="P14" style:family="paragraph" style:parent-style-name="Standard">
      <style:text-properties fo:font-style="normal" fo:font-weight="normal" officeooo:rsid="0014a20a" officeooo:paragraph-rsid="0014a20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officeooo:rsid="0015157e" officeooo:paragraph-rsid="0015157e" style:font-style-asian="normal" style:font-style-complex="normal"/>
    </style:style>
    <style:style style:name="P16" style:family="paragraph" style:parent-style-name="Standard">
      <style:text-properties officeooo:rsid="001c84ce" officeooo:paragraph-rsid="001c84ce"/>
    </style:style>
    <style:style style:name="P17" style:family="paragraph" style:parent-style-name="Standard">
      <style:text-properties officeooo:rsid="001c84ce" officeooo:paragraph-rsid="00285c42"/>
    </style:style>
    <style:style style:name="P18" style:family="paragraph" style:parent-style-name="Standard">
      <style:text-properties fo:color="#cc0000" officeooo:rsid="0028fb1e" officeooo:paragraph-rsid="0028fb1e" fo:background-color="#ffffff"/>
    </style:style>
    <style:style style:name="P19" style:family="paragraph" style:parent-style-name="Standard">
      <style:text-properties fo:color="#cc0000" officeooo:rsid="002f9639" officeooo:paragraph-rsid="002f9639" fo:background-color="#ffffff"/>
    </style:style>
    <style:style style:name="P20" style:family="paragraph" style:parent-style-name="Standard">
      <style:text-properties fo:color="#ff3300" fo:font-style="italic" officeooo:rsid="0028fb1e" officeooo:paragraph-rsid="0028fb1e" style:font-style-asian="italic" style:font-style-complex="italic"/>
    </style:style>
    <style:style style:name="P21" style:family="paragraph" style:parent-style-name="Standard">
      <style:text-properties officeooo:rsid="00285c42" officeooo:paragraph-rsid="00285c42"/>
    </style:style>
    <style:style style:name="P22" style:family="paragraph" style:parent-style-name="Standard">
      <style:text-properties officeooo:rsid="002c455c" officeooo:paragraph-rsid="002c455c"/>
    </style:style>
    <style:style style:name="P23" style:family="paragraph" style:parent-style-name="Standard">
      <style:text-properties fo:font-weight="bold" officeooo:rsid="002c455c" officeooo:paragraph-rsid="002c455c" style:font-weight-asian="bold" style:font-weight-complex="bold"/>
    </style:style>
    <style:style style:name="P24" style:family="paragraph" style:parent-style-name="Standard">
      <style:text-properties fo:color="#cc0000" officeooo:rsid="002f9639" officeooo:paragraph-rsid="002f9639" fo:background-color="#ffffff"/>
    </style:style>
    <style:style style:name="P25" style:family="paragraph" style:parent-style-name="Standard">
      <style:text-properties fo:color="#cc0000" officeooo:rsid="0028fb1e" officeooo:paragraph-rsid="0028fb1e" fo:background-color="#ffffff"/>
    </style:style>
    <style:style style:name="P26" style:family="paragraph" style:parent-style-name="Standard">
      <style:text-properties fo:color="#cc0000" officeooo:rsid="003070d1" officeooo:paragraph-rsid="003070d1" fo:background-color="#ffffff"/>
    </style:style>
    <style:style style:name="T1" style:family="text">
      <style:text-properties officeooo:rsid="001844d5"/>
    </style:style>
    <style:style style:name="T2" style:family="text">
      <style:text-properties officeooo:rsid="001c84ce"/>
    </style:style>
    <style:style style:name="T3" style:family="text">
      <style:text-properties officeooo:rsid="001e2d47"/>
    </style:style>
    <style:style style:name="T4" style:family="text">
      <style:text-properties officeooo:rsid="002669c1"/>
    </style:style>
    <style:style style:name="T5" style:family="text">
      <style:text-properties officeooo:rsid="002acfb2"/>
    </style:style>
    <style:style style:name="T6" style:family="text">
      <style:text-properties officeooo:rsid="002da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Compute</text:p>
      <text:p text:style-name="P20">&gt; f:=x^125+5^2*x^2+5*x^25+10; </text:p>
      <text:p text:style-name="P20">f:=x^125+5^2*x^2+5*x^25+1<text:span text:style-name="T5">5</text:span>;</text:p>
      <text:p text:style-name="P17"/>
      <text:p text:style-name="P17"/>
      <text:p text:style-name="P17"/>
      <text:p text:style-name="P22">aslam@nenekiki ~ $ ~fieker/Magma/magma </text:p>
      <text:p text:style-name="P22">Magma V2.25-5 <text:s text:c="4"/>Thu Sep <text:s/>3 2020 21:03:29 on nenekiki [Seed = 3216104963] </text:p>
      <text:p text:style-name="P22">Type ? for help. <text:s/>Type &lt;Ctrl&gt;-D to quit. </text:p>
      <text:p text:style-name="P22">&gt;K:=pAdicField(5,35); </text:p>
      <text:p text:style-name="P22">&gt; x := PolynomialRing(K).1;</text:p>
      <text:p text:style-name="P22">&gt; <text:s/>f:= x^125+5*x^25+25*x^2+15; </text:p>
      <text:p text:style-name="P23">//////////<text:span text:style-name="T6">intersting thins is that UnitGroup computation of this takes 30,000 sec but this whole computation is 20,000 although here we have to solve norm equation with p-power torsion///////////////////////////////////////////////////////////////////////////////////////////////</text:span></text:p>
      <text:p text:style-name="P22">&gt; time G,I := TwoSegmentsGaloisGroup_old(f); </text:p>
      <text:p text:style-name="P22">Time: 20288.440 </text:p>
      <text:p text:style-name="P22">&gt; #G; </text:p>
      <text:p text:style-name="P22">625000 </text:p>
      <text:p text:style-name="P22">&gt; I; </text:p>
      <text:p text:style-name="P22">2 </text:p>
      <text:p text:style-name="P22">&gt; G; </text:p>
      <text:p text:style-name="P22">Finitely presented group G on 10 generators </text:p>
      <text:p text:style-name="P22">Relations </text:p>
      <text:p text:style-name="P22"><text:s text:c="4"/>G.5^5 = Id(G) </text:p>
      <text:p text:style-name="P22"><text:s text:c="4"/>G.6^5 = Id(G) </text:p>
      <text:p text:style-name="P22"><text:s text:c="4"/>G.7^5 = Id(G) </text:p>
      <text:p text:style-name="P22"><text:s text:c="4"/>G.8^5 = Id(G) </text:p>
      <text:p text:style-name="P22"><text:s text:c="4"/>G.9^5 = Id(G) </text:p>
      <text:p text:style-name="P22"><text:s text:c="4"/>G.10^5 = Id(G) </text:p>
      <text:p text:style-name="P22"><text:s text:c="4"/>G.2^-1 * G.10 * G.2 * G.10^-4 * G.5^-3 = Id(G) </text:p>
      <text:p text:style-name="P22"><text:s text:c="4"/>(G.3, G.5^-1) = Id(G) </text:p>
      <text:p text:style-name="P22"><text:s text:c="4"/>G.3^-1 * G.6 * G.3 * G.6^-3 * G.5^-2 = Id(G) </text:p>
      <text:p text:style-name="P22"><text:s text:c="4"/>(G.3, G.7^-1) = Id(G) </text:p>
      <text:p text:style-name="P22"><text:s text:c="4"/>G.3^-1 * G.8 * G.3 * G.8^-2 = Id(G) </text:p>
      <text:p text:style-name="P22"><text:s text:c="4"/>G.3^-1 * G.9 * G.3 * G.9^-2 = Id(G) </text:p>
      <text:p text:style-name="P22"><text:s text:c="4"/>G.3^-1 * G.10 * G.3 * G.10^-3 * G.5^-2 = Id(G) </text:p>
      <text:p text:style-name="P22"><text:s text:c="4"/>(G.4, G.5^-1) = Id(G) </text:p>
      <text:p text:style-name="P22"><text:s text:c="4"/>G.4^-1 * G.6 * G.4 * G.6^-3 * G.5^-2 = Id(G) </text:p>
      <text:p text:style-name="P22"><text:s text:c="4"/>G.4^-1 * G.7 * G.4 * G.7^-4 = Id(G) </text:p>
      <text:p text:style-name="P22"><text:s text:c="4"/>G.4^-1 * G.8 * G.4 * G.8^-2 = Id(G) </text:p>
      <text:p text:style-name="P22"><text:s text:c="4"/>G.4^-1 * G.9 * G.4 * G.9^-3 = Id(G) </text:p>
      <text:p text:style-name="P22"><text:s text:c="4"/>G.4^-1 * G.10 * G.4 * G.10^-2 * G.5^-1 = Id(G) </text:p>
      <text:p text:style-name="P22"><text:s text:c="4"/>G.1^5 = Id(G) </text:p>
      <text:p text:style-name="P22"><text:s text:c="4"/>G.2^2 = Id(G) </text:p>
      <text:p text:style-name="P22"><text:s text:c="4"/>G.3^4 = Id(G) </text:p>
      <text:p text:style-name="P22"><text:s text:c="4"/>G.4^4 = Id(G) </text:p>
      <text:p text:style-name="P22"><text:s text:c="4"/>(G.1^-1 * G.2)^2 = Id(G) </text:p>
      <text:p text:style-name="P22"><text:s text:c="4"/>G.3^-1 * G.2 * G.3^-1 = Id(G) </text:p>
      <text:p text:style-name="P22"><text:s text:c="4"/>G.4^-1 * G.2 * G.4^-1 = Id(G) </text:p>
      <text:p text:style-name="P22"><text:s text:c="4"/>(G.3, G.4) = Id(G) </text:p>
      <text:p text:style-name="P22"><text:soft-page-break/><text:s text:c="4"/>G.3^-1 * G.1^-2 * G.3 * G.1 = Id(G) </text:p>
      <text:p text:style-name="P22"><text:s text:c="4"/>G.4^-1 * G.1^-2 * G.4 * G.1^-1 = Id(G) </text:p>
      <text:p text:style-name="P18"/>
      <text:p text:style-name="P18"/>
      <text:p text:style-name="P19">&gt; K:=pAdicField(3,50); </text:p>
      <text:p text:style-name="P19">&gt; x:=PolynomialRing(K).1; </text:p>
      <text:p text:style-name="P26">&gt; g:= x^81+3^3*x^10+3^3*x^3+6;</text:p>
      <text:p text:style-name="P26">&gt; FlatRamificationPolygon(g);</text:p>
      <text:p text:style-name="P26">[</text:p>
      <text:p text:style-name="P26"><text:s text:c="4"/>&lt;2, x^13 + x + 1&gt;,</text:p>
      <text:p text:style-name="P26"><text:s text:c="4"/>&lt;2, x^27 + 1&gt;</text:p>
      <text:p text:style-name="P26">]</text:p>
      <text:p text:style-name="P26">&gt; time GG,II := TwoSegmentsGaloisGroup_old(g);</text:p>
      <text:p text:style-name="P26">Time: 7863.430</text:p>
      <text:p text:style-name="P26">&gt; #GG;</text:p>
      <text:p text:style-name="P26">944784</text:p>
      <text:p text:style-name="P26">&gt; II;</text:p>
      <text:p text:style-name="P26">8</text:p>
      <text:p text:style-name="P26">&gt; Factorisation($2);</text:p>
      <text:p text:style-name="P26">[ &lt;2, 4&gt;, &lt;3, 10&gt; ]</text:p>
      <text:p text:style-name="P26">&gt; GG;</text:p>
      <text:p text:style-name="P26">Finitely presented group GG on 12 generators</text:p>
      <text:p text:style-name="P26">Relations</text:p>
      <text:p text:style-name="P26"><text:s text:c="4"/>GG.4^3 = Id(GG)</text:p>
      <text:p text:style-name="P26"><text:s text:c="4"/>GG.5^3 = Id(GG)</text:p>
      <text:p text:style-name="P26"><text:s text:c="4"/>GG.6^3 = Id(GG)</text:p>
      <text:p text:style-name="P26"><text:s text:c="4"/>GG.7^3 = Id(GG)</text:p>
      <text:p text:style-name="P26"><text:s text:c="4"/>GG.8^3 = Id(GG)</text:p>
      <text:p text:style-name="P26"><text:s text:c="4"/>GG.9^3 = Id(GG)</text:p>
      <text:p text:style-name="P26"><text:s text:c="4"/>GG.10^3 = Id(GG)</text:p>
      <text:p text:style-name="P26"><text:s text:c="4"/>GG.11^3 = Id(GG)</text:p>
      <text:p text:style-name="P26"><text:s text:c="4"/>GG.12^3 = Id(GG)</text:p>
      <text:p text:style-name="P26"><text:s text:c="4"/>(GG.4, GG.5) = Id(GG)</text:p>
      <text:p text:style-name="P26"><text:s text:c="4"/>(GG.4, GG.6) = Id(GG)</text:p>
      <text:p text:style-name="P26"><text:s text:c="4"/>(GG.4, GG.7) = Id(GG)</text:p>
      <text:p text:style-name="P26"><text:s text:c="4"/>(GG.4, GG.8) = Id(GG)</text:p>
      <text:p text:style-name="P26"><text:s text:c="4"/>(GG.4, GG.9) = Id(GG)</text:p>
      <text:p text:style-name="P26"><text:s text:c="4"/>(GG.4, GG.10) = Id(GG)</text:p>
      <text:p text:style-name="P26"><text:s text:c="4"/>(GG.4, GG.11) = Id(GG)</text:p>
      <text:p text:style-name="P26"><text:s text:c="4"/>(GG.4, GG.12) = Id(GG)</text:p>
      <text:p text:style-name="P26"><text:s text:c="4"/>(GG.5, GG.6) = Id(GG)</text:p>
      <text:p text:style-name="P26"><text:s text:c="4"/>(GG.5, GG.7) = Id(GG)</text:p>
      <text:p text:style-name="P26"><text:s text:c="4"/>(GG.5, GG.8) = Id(GG)</text:p>
      <text:p text:style-name="P26"><text:s text:c="4"/>(GG.5, GG.9) = Id(GG)</text:p>
      <text:p text:style-name="P26"><text:s text:c="4"/>(GG.5, GG.10) = Id(GG)</text:p>
      <text:p text:style-name="P26"><text:s text:c="4"/>(GG.5, GG.11) = Id(GG)</text:p>
      <text:p text:style-name="P26"><text:s text:c="4"/>(GG.5, GG.12) = Id(GG)</text:p>
      <text:p text:style-name="P26"><text:s text:c="4"/>(GG.6, GG.7) = Id(GG)</text:p>
      <text:p text:style-name="P26"><text:s text:c="4"/>(GG.6, GG.8) = Id(GG)</text:p>
      <text:p text:style-name="P26"><text:s text:c="4"/>(GG.6, GG.9) = Id(GG)</text:p>
      <text:p text:style-name="P26"><text:s text:c="4"/>(GG.6, GG.10) = Id(GG)</text:p>
      <text:p text:style-name="P26"><text:s text:c="4"/>(GG.6, GG.11) = Id(GG)</text:p>
      <text:p text:style-name="P26"><text:soft-page-break/><text:s text:c="4"/>(GG.6, GG.12) = Id(GG)</text:p>
      <text:p text:style-name="P26"><text:s text:c="4"/>(GG.7, GG.8) = Id(GG)</text:p>
      <text:p text:style-name="P26"><text:s text:c="4"/>(GG.7, GG.9) = Id(GG)</text:p>
      <text:p text:style-name="P26"><text:s text:c="4"/>(GG.7, GG.10) = Id(GG)</text:p>
      <text:p text:style-name="P26"><text:s text:c="4"/>(GG.7, GG.11) = Id(GG)</text:p>
      <text:p text:style-name="P26"><text:s text:c="4"/>(GG.7, GG.12) = Id(GG)</text:p>
      <text:p text:style-name="P26"><text:s text:c="4"/>(GG.8, GG.9) = Id(GG)</text:p>
      <text:p text:style-name="P26"><text:s text:c="4"/>(GG.8, GG.10) = Id(GG)</text:p>
      <text:p text:style-name="P26"><text:s text:c="4"/>(GG.8, GG.11) = Id(GG)</text:p>
      <text:p text:style-name="P26"><text:s text:c="4"/>(GG.8, GG.12) = Id(GG)</text:p>
      <text:p text:style-name="P26"><text:s text:c="4"/>(GG.9, GG.10) = Id(GG)</text:p>
      <text:p text:style-name="P26"><text:s text:c="4"/>(GG.9, GG.11) = Id(GG)</text:p>
      <text:p text:style-name="P26"><text:s text:c="4"/>(GG.9, GG.12) = Id(GG)</text:p>
      <text:p text:style-name="P26"><text:s text:c="4"/>(GG.10, GG.11) = Id(GG)</text:p>
      <text:p text:style-name="P26"><text:s text:c="4"/>(GG.10, GG.12) = Id(GG)</text:p>
      <text:p text:style-name="P26"><text:s text:c="4"/>(GG.11, GG.12) = Id(GG)</text:p>
      <text:p text:style-name="P26"><text:s text:c="4"/>GG.1^-1 * GG.4 * GG.1 * GG.12^-1 * GG.11^-2 * GG.9^-1 * GG.8^-2 * GG.6^-1 *</text:p>
      <text:p text:style-name="P26"><text:s text:c="4"/>GG.4^-2 = Id(GG)</text:p>
      <text:p text:style-name="P26"><text:s text:c="4"/>GG.1^-1 * GG.5 * GG.1 * GG.12^-1 * GG.10^-1 * GG.9^-2 * GG.7^-1 * GG.4^-1 =</text:p>
      <text:p text:style-name="P26"><text:s text:c="4"/>Id(GG)</text:p>
      <text:p text:style-name="P26"><text:s text:c="4"/>GG.1^-1 * GG.6 * GG.1 * GG.12^-1 * GG.11^-1 * GG.10^-2 * GG.9^-1 * GG.7^-1 *</text:p>
      <text:p text:style-name="P26"><text:s text:c="4"/>GG.5^-1 * GG.4^-1 = Id(GG)</text:p>
      <text:p text:style-name="P26"><text:s text:c="4"/>GG.1^-1 * GG.7 * GG.1 * GG.10^-1 * GG.9^-1 * GG.8^-2 * GG.7^-1 = Id(GG)</text:p>
      <text:p text:style-name="P26"><text:s text:c="4"/>GG.1^-1 * GG.8 * GG.1 * GG.12^-1 * GG.11^-1 * GG.10^-2 * GG.9^-1 * GG.8^-2 *</text:p>
      <text:p text:style-name="P26"><text:s text:c="4"/>GG.7^-1 * GG.6^-2 * GG.5^-1 * GG.4^-1 = Id(GG)</text:p>
      <text:p text:style-name="P26"><text:s text:c="4"/>GG.1^-1 * GG.9 * GG.1 * GG.11^-1 * GG.10^-2 * GG.9^-2 * GG.7^-1 * GG.6^-2 *</text:p>
      <text:p text:style-name="P26"><text:s text:c="4"/>GG.5^-2 = Id(GG)</text:p>
      <text:p text:style-name="P26"><text:s text:c="4"/>GG.1^-1 * GG.10 * GG.1 * GG.12^-1 * GG.10^-1 * GG.8^-1 * GG.5^-2 * GG.4^-1 =</text:p>
      <text:p text:style-name="P26"><text:s text:c="4"/>Id(GG)</text:p>
      <text:p text:style-name="P26"><text:s text:c="4"/>GG.1^-1 * GG.11 * GG.1 * GG.11^-1 * GG.9^-1 * GG.8^-2 * GG.7^-1 = Id(GG)</text:p>
      <text:p text:style-name="P26"><text:s text:c="4"/>GG.1^-1 * GG.12 * GG.1 * GG.10^-2 * GG.5^-1 * GG.4^-2 = Id(GG)</text:p>
      <text:p text:style-name="P26"><text:s text:c="4"/>GG.2^-1 * GG.4 * GG.2 * GG.9^-2 * GG.8^-2 * GG.4^-2 = Id(GG)</text:p>
      <text:p text:style-name="P26"><text:s text:c="4"/>GG.2^-1 * GG.5 * GG.2 * GG.8^-2 * GG.7^-1 * GG.5^-2 = Id(GG)</text:p>
      <text:p text:style-name="P26"><text:s text:c="4"/>GG.2^-1 * GG.6 * GG.2 * GG.6^-2 = Id(GG)</text:p>
      <text:p text:style-name="P26"><text:s text:c="4"/>(GG.2, GG.7^-1) = Id(GG)</text:p>
      <text:p text:style-name="P26"><text:s text:c="4"/>(GG.2, GG.8^-1) = Id(GG)</text:p>
      <text:p text:style-name="P26"><text:s text:c="4"/>(GG.2, GG.9^-1) = Id(GG)</text:p>
      <text:p text:style-name="P26"><text:s text:c="4"/>GG.2^-1 * GG.10 * GG.2 * GG.10^-2 * GG.9^-1 * GG.8^-2 = Id(GG)</text:p>
      <text:p text:style-name="P26"><text:s text:c="4"/>GG.2^-1 * GG.11 * GG.2 * GG.11^-2 * GG.9^-2 * GG.8^-1 * GG.7^-2 = Id(GG)</text:p>
      <text:p text:style-name="P26"><text:s text:c="4"/>GG.2^-1 * GG.12 * GG.2 * GG.12^-2 * GG.9^-1 * GG.8^-1 * GG.7^-1 = Id(GG)</text:p>
      <text:p text:style-name="P26"><text:s text:c="4"/>GG.3^-1 * GG.4 * GG.3 * GG.11^-2 * GG.10^-1 * GG.9^-1 * GG.7^-2 * GG.6^-1 *</text:p>
      <text:p text:style-name="P26"><text:s text:c="4"/>GG.5^-2 * GG.4^-1 = Id(GG)</text:p>
      <text:p text:style-name="P26"><text:s text:c="4"/>GG.3^-1 * GG.5 * GG.3 * GG.11^-2 * GG.10^-2 * GG.9^-2 * GG.8^-1 * GG.7^-2 *</text:p>
      <text:p text:style-name="P26"><text:s text:c="4"/>GG.6^-1 * GG.5^-2 * GG.4^-2 = Id(GG)</text:p>
      <text:p text:style-name="P26"><text:s text:c="4"/>(GG.3, GG.6^-1) = Id(GG)</text:p>
      <text:p text:style-name="P26"><text:s text:c="4"/>GG.3^-1 * GG.7 * GG.3 * GG.9^-2 * GG.7^-1 = Id(GG)</text:p>
      <text:p text:style-name="P26"><text:s text:c="4"/>GG.3^-1 * GG.8 * GG.3 * GG.8^-2 = Id(GG)</text:p>
      <text:p text:style-name="P26"><text:s text:c="4"/>GG.3^-1 * GG.9 * GG.3 * GG.7^-2 = Id(GG)</text:p>
      <text:p text:style-name="P26"><text:s text:c="4"/>GG.3^-1 * GG.10 * GG.3 * GG.11^-1 * GG.10^-1 * GG.7^-2 * GG.6^-2 * GG.5^-2 =</text:p>
      <text:p text:style-name="P26"><text:s text:c="4"/>Id(GG)</text:p>
      <text:p text:style-name="P26"><text:s text:c="4"/>GG.3^-1 * GG.11 * GG.3 * GG.10^-1 * GG.9^-1 * GG.7^-1 * GG.6^-1 * GG.5^-1 *</text:p>
      <text:p text:style-name="P26"><text:s text:c="4"/>GG.4^-2 = Id(GG)</text:p>
      <text:p text:style-name="P26"><text:soft-page-break/><text:s text:c="4"/>GG.3^-1 * GG.12 * GG.3 * GG.12^-1 * GG.11^-1 * GG.10^-2 * GG.9^-1 * GG.8^-1</text:p>
      <text:p text:style-name="P26"><text:s text:c="4"/>* GG.7^-1 * GG.6^-2 * GG.5^-1 * GG.4^-2 = Id(GG)</text:p>
      <text:p text:style-name="P26"><text:s text:c="4"/>GG.1^3 = Id(GG)</text:p>
      <text:p text:style-name="P26"><text:s text:c="4"/>GG.2^2 = Id(GG)</text:p>
      <text:p text:style-name="P26"><text:s text:c="4"/>(GG.1^-1 * GG.2)^2 = Id(GG)</text:p>
      <text:p text:style-name="P26"><text:s text:c="4"/>GG.1^-1 * GG.3^-1 * GG.1^-1 * GG.3 = Id(GG)</text:p>
      <text:p text:style-name="P26"><text:s text:c="4"/>GG.2 * GG.3^-1 * GG.2 * GG.3 = Id(GG)</text:p>
      <text:p text:style-name="P26"><text:s text:c="4"/>GG.3^8 = Id(GG)</text:p>
      <text:p text:style-name="P26">&gt; FlatRamificationPolygon( x^81+3^3*x^10+3^3*x^3+6);</text:p>
      <text:p text:style-name="P26">[</text:p>
      <text:p text:style-name="P26"><text:s text:c="4"/>&lt;2, x^13 + x + 1&gt;,</text:p>
      <text:p text:style-name="P26"><text:s text:c="4"/>&lt;2, x^27 + 1&gt;</text:p>
      <text:p text:style-name="P26"/>
      <text:p text:style-name="P26"/>
      <text:p text:style-name="P18"/>
      <text:p text:style-name="P18"/>
      <text:p text:style-name="P18"/>
      <text:p text:style-name="P18"/>
      <text:p text:style-name="P19">&gt; K:=pAdicField(3,50); </text:p>
      <text:p text:style-name="P19">&gt; x:=PolynomialRing(K).1; </text:p>
      <text:p text:style-name="P19">&gt; f:=x^81+3^3*x^10+3^4*x^12+6; </text:p>
      <text:p text:style-name="P19">&gt; FlatRamificationPolygon(f); </text:p>
      <text:p text:style-name="P19">[ </text:p>
      <text:p text:style-name="P19"><text:s text:c="4"/>&lt;2, x^13 + 1&gt;, </text:p>
      <text:p text:style-name="P19"><text:s text:c="4"/>&lt;2, x^27 + 1&gt; </text:p>
      <text:p text:style-name="P19">] </text:p>
      <text:p text:style-name="P19">&gt; time G81 ,I81 := TwoSegmentsGaloisGroup_old(f); </text:p>
      <text:p text:style-name="P19">Time: 1419.830 </text:p>
      <text:p text:style-name="P19">&gt; #G81; </text:p>
      <text:p text:style-name="P19">354294 </text:p>
      <text:p text:style-name="P19">&gt; I81; </text:p>
      <text:p text:style-name="P19">3 </text:p>
      <text:p text:style-name="P18"/>
      <text:p text:style-name="P19">&gt; G81; </text:p>
      <text:p text:style-name="P19">Finitely presented group G81 on 12 generators </text:p>
      <text:p text:style-name="P19">Relations </text:p>
      <text:p text:style-name="P19"><text:s text:c="4"/>G81.4^3 = Id(G81) </text:p>
      <text:p text:style-name="P19"><text:s text:c="4"/>G81.5^3 = Id(G81) </text:p>
      <text:p text:style-name="P19"><text:s text:c="4"/>G81.6^3 = Id(G81) </text:p>
      <text:p text:style-name="P19"><text:s text:c="4"/>G81.7^3 = Id(G81) </text:p>
      <text:p text:style-name="P19"><text:s text:c="4"/>G81.8^3 = Id(G81) </text:p>
      <text:p text:style-name="P19"><text:s text:c="4"/>G81.9^3 = Id(G81) </text:p>
      <text:p text:style-name="P19"><text:s text:c="4"/>G81.10^3 = Id(G81) </text:p>
      <text:p text:style-name="P19"><text:s text:c="4"/>G81.11^3 = Id(G81) </text:p>
      <text:p text:style-name="P19"><text:s text:c="4"/>G81.12^3 = Id(G81) </text:p>
      <text:p text:style-name="P19"><text:s text:c="4"/>(G81.4, G81.5) = Id(G81) </text:p>
      <text:p text:style-name="P19"><text:s text:c="4"/>(G81.4, G81.6) = Id(G81) </text:p>
      <text:p text:style-name="P19"><text:s text:c="4"/>(G81.4, G81.7) = Id(G81) </text:p>
      <text:p text:style-name="P19"><text:s text:c="4"/>(G81.4, G81.8) = Id(G81) </text:p>
      <text:p text:style-name="P19"><text:s text:c="4"/>(G81.4, G81.9) = Id(G81) </text:p>
      <text:p text:style-name="P19"><text:s text:c="4"/>(G81.4, G81.10) = Id(G81) </text:p>
      <text:p text:style-name="P19"><text:s text:c="4"/>(G81.4, G81.11) = Id(G81) </text:p>
      <text:p text:style-name="P19"><text:soft-page-break/><text:s text:c="4"/>(G81.4, G81.12) = Id(G81) </text:p>
      <text:p text:style-name="P19"><text:s text:c="4"/>(G81.5, G81.6) = Id(G81) </text:p>
      <text:p text:style-name="P19"><text:s text:c="4"/>(G81.5, G81.7) = Id(G81) </text:p>
      <text:p text:style-name="P19"><text:s text:c="4"/>(G81.5, G81.8) = Id(G81) </text:p>
      <text:p text:style-name="P19"><text:s text:c="4"/>(G81.5, G81.9) = Id(G81) </text:p>
      <text:p text:style-name="P19"><text:s text:c="4"/>(G81.5, G81.10) = Id(G81) </text:p>
      <text:p text:style-name="P19"><text:s text:c="4"/>(G81.5, G81.11) = Id(G81) </text:p>
      <text:p text:style-name="P19"><text:s text:c="4"/>(G81.5, G81.12) = Id(G81) </text:p>
      <text:p text:style-name="P19"><text:s text:c="4"/>(G81.6, G81.7) = Id(G81) </text:p>
      <text:p text:style-name="P19"><text:s text:c="4"/>(G81.6, G81.8) = Id(G81) </text:p>
      <text:p text:style-name="P19"><text:s text:c="4"/>(G81.6, G81.9) = Id(G81) </text:p>
      <text:p text:style-name="P19"><text:s text:c="4"/>(G81.6, G81.10) = Id(G81) </text:p>
      <text:p text:style-name="P19"><text:s text:c="4"/>(G81.6, G81.11) = Id(G81) </text:p>
      <text:p text:style-name="P19"><text:s text:c="4"/>(G81.6, G81.12) = Id(G81) </text:p>
      <text:p text:style-name="P19"><text:s text:c="4"/>(G81.7, G81.8) = Id(G81) </text:p>
      <text:p text:style-name="P19"><text:s text:c="4"/>(G81.7, G81.9) = Id(G81) </text:p>
      <text:p text:style-name="P19"><text:s text:c="4"/>(G81.7, G81.10) = Id(G81) </text:p>
      <text:p text:style-name="P19"><text:s text:c="4"/>(G81.7, G81.11) = Id(G81) </text:p>
      <text:p text:style-name="P19"><text:s text:c="4"/>(G81.7, G81.12) = Id(G81) </text:p>
      <text:p text:style-name="P19"><text:s text:c="4"/>(G81.8, G81.9) = Id(G81) </text:p>
      <text:p text:style-name="P19"><text:s text:c="4"/>(G81.8, G81.10) = Id(G81) </text:p>
      <text:p text:style-name="P19"><text:s text:c="4"/>(G81.8, G81.11) = Id(G81) </text:p>
      <text:p text:style-name="P19"><text:s text:c="4"/>(G81.8, G81.12) = Id(G81) </text:p>
      <text:p text:style-name="P19"><text:s text:c="4"/>(G81.9, G81.10) = Id(G81) </text:p>
      <text:p text:style-name="P19"><text:s text:c="4"/>(G81.9, G81.11) = Id(G81) </text:p>
      <text:p text:style-name="P19"><text:s text:c="4"/>(G81.9, G81.12) = Id(G81) </text:p>
      <text:p text:style-name="P19"><text:s text:c="4"/>(G81.10, G81.11) = Id(G81) </text:p>
      <text:p text:style-name="P19"><text:s text:c="4"/>(G81.10, G81.12) = Id(G81) </text:p>
      <text:p text:style-name="P19"><text:s text:c="4"/>(G81.11, G81.12) = Id(G81) </text:p>
      <text:p text:style-name="P19"><text:s text:c="4"/>G81.1^-1 * G81.4 * G81.1 * G81.11^-1 * G81.8^-1 * G81.7^-2 * G81.4^-1 = Id(G81) </text:p>
      <text:p text:style-name="P19"><text:s text:c="4"/>G81.1^-1 * G81.5 * G81.1 * G81.12^-2 * G81.10^-1 * G81.8^-1 * G81.7^-2 * G81.5^-1 = Id(G81) </text:p>
      <text:p text:style-name="P19"><text:s text:c="4"/>G81.1^-1 * G81.6 * G81.1 * G81.12^-1 * G81.10^-1 * G81.8^-2 * G81.7^-1 * G81.6^-1 = Id(G81) </text:p>
      <text:p text:style-name="P19"><text:s text:c="4"/>(G81.1, G81.7^-1) = Id(G81) </text:p>
      <text:p text:style-name="P19"><text:s text:c="4"/>(G81.1, G81.8^-1) = Id(G81) </text:p>
      <text:p text:style-name="P19"><text:s text:c="4"/>(G81.1, G81.9^-1) = Id(G81) </text:p>
      <text:p text:style-name="P19"><text:s text:c="4"/>G81.1^-1 * G81.10 * G81.1 * G81.10^-1 * G81.9^-2 * G81.8^-2 = Id(G81) </text:p>
      <text:p text:style-name="P19"><text:s text:c="4"/>G81.1^-1 * G81.11 * G81.1 * G81.11^-1 * G81.8^-1 * G81.7^-2 = Id(G81) </text:p>
      <text:p text:style-name="P19"><text:s text:c="4"/>G81.1^-1 * G81.12 * G81.1 * G81.12^-1 * G81.9^-2 * G81.7^-1 = Id(G81) </text:p>
      <text:p text:style-name="P19"><text:s text:c="4"/>G81.2^-1 * G81.4 * G81.2 * G81.11^-1 * G81.4^-2 = Id(G81) </text:p>
      <text:p text:style-name="P19"><text:s text:c="4"/>G81.2^-1 * G81.5 * G81.2 * G81.12^-1 * G81.11^-2 * G81.10^-2 * G81.5^-2 = Id(G81) </text:p>
      <text:p text:style-name="P19"><text:s text:c="4"/>G81.2^-1 * G81.6 * G81.2 * G81.12^-2 * G81.11^-1 * G81.10^-2 * G81.6^-2 = Id(G81) </text:p>
      <text:p text:style-name="P19"><text:s text:c="4"/>G81.2^-1 * G81.7 * G81.2 * G81.7^-2 = Id(G81) </text:p>
      <text:p text:style-name="P19"><text:s text:c="4"/>G81.2^-1 * G81.8 * G81.2 * G81.8^-2 = Id(G81) </text:p>
      <text:p text:style-name="P19"><text:s text:c="4"/>G81.2^-1 * G81.9 * G81.2 * G81.9^-2 = Id(G81) </text:p>
      <text:p text:style-name="P19"><text:s text:c="4"/>(G81.2, G81.10^-1) = Id(G81) </text:p>
      <text:p text:style-name="P19"><text:s text:c="4"/>(G81.2, G81.11^-1) = Id(G81) </text:p>
      <text:p text:style-name="P19"><text:s text:c="4"/>(G81.2, G81.12^-1) = Id(G81) </text:p>
      <text:p text:style-name="P19"><text:s text:c="4"/>G81.3^-1 * G81.4 * G81.3 * G81.11^-1 * G81.9^-1 * G81.8^-2 * G81.4^-2 = Id(G81) </text:p>
      <text:p text:style-name="P19"><text:s text:c="4"/>G81.3^-1 * G81.5 * G81.3 * G81.12^-2 * G81.10^-2 * G81.9^-1 * G81.8^-1 * G81.7^-1 * G81.6^-2 </text:p>
      <text:p text:style-name="P19"><text:soft-page-break/><text:s text:c="4"/>* G81.4^-1 = Id(G81) </text:p>
      <text:p text:style-name="P19"><text:s text:c="4"/>G81.3^-1 * G81.6 * G81.3 * G81.11^-2 * G81.10^-2 * G81.9^-2 * G81.8^-1 * G81.7^-1 * G81.6^-1 </text:p>
      <text:p text:style-name="P19"><text:s text:c="4"/>* G81.5^-1 * G81.4^-2 = Id(G81) </text:p>
      <text:p text:style-name="P19"><text:s text:c="4"/>G81.3^-1 * G81.7 * G81.3 * G81.9^-2 * G81.8^-1 * G81.7^-2 = Id(G81) </text:p>
      <text:p text:style-name="P19"><text:s text:c="4"/>G81.3^-1 * G81.8 * G81.3 * G81.9^-2 = Id(G81) </text:p>
      <text:p text:style-name="P19"><text:s text:c="4"/>G81.3^-1 * G81.9 * G81.3 * G81.9^-1 * G81.8^-2 * G81.7^-2 = Id(G81) </text:p>
      <text:p text:style-name="P19"><text:s text:c="4"/>G81.3^-1 * G81.10 * G81.3 * G81.12^-2 * G81.10^-1 = Id(G81) </text:p>
      <text:p text:style-name="P19"><text:s text:c="4"/>(G81.3, G81.11^-1) = Id(G81) </text:p>
      <text:p text:style-name="P19"><text:s text:c="4"/>G81.3^-1 * G81.12 * G81.3 * G81.12^-1 * G81.11^-1 = Id(G81) </text:p>
      <text:p text:style-name="P19"><text:s text:c="4"/>G81.1^3 = Id(G81) </text:p>
      <text:p text:style-name="P19"><text:s text:c="4"/>G81.2^2 = Id(G81) </text:p>
      <text:p text:style-name="P19"><text:s text:c="4"/>(G81.1^-1 * G81.2)^2 = Id(G81) </text:p>
      <text:p text:style-name="P19"><text:s text:c="4"/>G81.1^-1 * G81.3^-1 * G81.1^-1 * G81.3 = Id(G81) </text:p>
      <text:p text:style-name="P19"><text:s text:c="4"/>G81.2 * G81.3^-1 * G81.2 * G81.3 = Id(G81) </text:p>
      <text:p text:style-name="P19"><text:s text:c="4"/>G81.3^-2 * G81.2 * G81.3^-1 = Id(G81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&gt; time G ,I := TwoSegmentsGaloisGroup_old(x^25+5^3*x^11+5^3*x^2+5); </text:p>
      <text:p text:style-name="P18">Time: 122.180 </text:p>
      <text:p text:style-name="P18">&gt; #G; </text:p>
      <text:p text:style-name="P18">12500 </text:p>
      <text:p text:style-name="P18">&gt; I; </text:p>
      <text:p text:style-name="P18">1 </text:p>
      <text:p text:style-name="P18"><text:soft-page-break/>&gt; G; </text:p>
      <text:p text:style-name="P18">Finitely presented group G on 6 generators </text:p>
      <text:p text:style-name="P18">Relations </text:p>
      <text:p text:style-name="P18"><text:s text:c="4"/>G.3^5 = Id(G) </text:p>
      <text:p text:style-name="P18"><text:s text:c="4"/>G.4^5 = Id(G) </text:p>
      <text:p text:style-name="P18"><text:s text:c="4"/>G.5^5 = Id(G) </text:p>
      <text:p text:style-name="P18"><text:s text:c="4"/>G.6^5 = Id(G) </text:p>
      <text:p text:style-name="P18"><text:s text:c="4"/>(G.3, G.4) = Id(G) </text:p>
      <text:p text:style-name="P18"><text:s text:c="4"/>(G.3, G.5) = Id(G) </text:p>
      <text:p text:style-name="P18"><text:s text:c="4"/>(G.3, G.6) = Id(G) </text:p>
      <text:p text:style-name="P18"><text:s text:c="4"/>(G.4, G.5) = Id(G) </text:p>
      <text:p text:style-name="P18"><text:s text:c="4"/>(G.4, G.6) = Id(G) </text:p>
      <text:p text:style-name="P18"><text:s text:c="4"/>(G.5, G.6) = Id(G) </text:p>
      <text:p text:style-name="P18"><text:s text:c="4"/>G.1^-1 * G.3 * G.1 * G.6^-2 * G.5^-4 * G.3^-3 = Id(G) </text:p>
      <text:p text:style-name="P18"><text:s text:c="4"/>G.1^-1 * G.4 * G.1 * G.6^-2 * G.5^-4 * G.4^-4 * G.3^-2 = Id(G) </text:p>
      <text:p text:style-name="P18"><text:s text:c="4"/>G.1^-1 * G.5 * G.1 * G.5^-1 * G.4^-4 = Id(G) </text:p>
      <text:p text:style-name="P18"><text:s text:c="4"/>G.1^-1 * G.6 * G.1 * G.6^-1 * G.5^-4 * G.4^-3 * G.3^-2 = Id(G) </text:p>
      <text:p text:style-name="P18"><text:s text:c="4"/>G.2^-1 * G.3 * G.2 * G.6^-4 * G.3^-4 = Id(G) </text:p>
      <text:p text:style-name="P18"><text:s text:c="4"/>G.2^-1 * G.4 * G.2 * G.4^-3 = Id(G) </text:p>
      <text:p text:style-name="P18"><text:s text:c="4"/>G.2^-1 * G.5 * G.2 * G.6^-3 * G.5^-2 * G.4^-3 * G.3^-4 = Id(G) </text:p>
      <text:p text:style-name="P18"><text:s text:c="4"/>(G.2, G.6^-1) = Id(G) </text:p>
      <text:p text:style-name="P18"><text:s text:c="4"/>G.2^4 = Id(G) </text:p>
      <text:p text:style-name="P18"><text:s text:c="4"/>G.1^-5 * G.3^-2 * G.4^-3 * G.5^-4 = Id(G) </text:p>
      <text:p text:style-name="P18"><text:s text:c="4"/>G.2^-1 * G.1^-2 * G.2 * G.1^-1 * G.6^-1 = Id(G) </text:p>
      <text:p text:style-name="P18">&gt;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{////////old computation onwards//// new are above with LFC fast methos using Hilbert 90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AttachSpec("/users/cip/mint/aslam/galois_local_code/spec_galois"); </text:p>
      <text:p text:style-name="P16">Attach("/users/cip/mint/aslam/Debeerst/magma/NormEquation.m"); <text:s text:c="3"/></text:p>
      <text:p text:style-name="P16">Attach("/users/cip/mint/aslam/Debeerst/magma/RelativeExtension.m"); <text:s text:c="3"/></text:p>
      <text:p text:style-name="P16">Attach("/users/cip/mint/aslam/Debeerst/magma/Module.m"); <text:s text:c="10"/></text:p>
      <text:p text:style-name="P16"><text:s/>Attach("/users/cip/mint/aslam/Debeerst/magma/gfc.m"); <text:s text:c="3"/></text:p>
      <text:p text:style-name="P16"><text:s/>Attach("/users/cip/mint/aslam/Debeerst/magma/brauer.m"); <text:s text:c="3"/></text:p>
      <text:p text:style-name="P16">Attach("/users/cip/mint/aslam/Debeerst/magma/AliLFC.m"); <text:s text:c="2"/></text:p>
      <text:p text:style-name="P1"/>
      <text:p text:style-name="P1">&gt; f:= x^27 + 13122*x^25 + 58452*x^24 +26244*x^23 + 2106*x^22 + 30456*x^21 +57105*x^20 + 21321*x^19 + 45441*x^18 +1215*x^17 + 44766*x^16 + 6561*x^15 +33804*x^14 + 36612*x^13 + 19116*x^12 +41391*x^11 + 31104*x^10 + 51111*x^9 +30618*x^8 + 40824*x^7 + 49329*x^6 +44469*x^5 + 7533*x^4 + 1620*x^3 +2187*x^2 + 33534*x+ 15738; </text:p>
      <text:p text:style-name="P1">AttachSpec("/users/cip/mint/aslam/galois_local_code/spec_galois"); </text:p>
      <text:p text:style-name="P1"><text:s/>Attach("/users/cip/mint/aslam/Debeerst/magma/NormEquation.m"); <text:s text:c="3"/></text:p>
      <text:p text:style-name="P1">&gt; ff:= x^9 + 3*x^6 + 9*x + 3; </text:p>
      <text:p text:style-name="P1">&gt; time G1 := TwoSegmentsGaloisGroup(ff); </text:p>
      <text:p text:style-name="P1">Time: 0.590 </text:p>
      <text:p text:style-name="P1">&gt; time Gp := TwoSegmentsGaloisGroup(f); </text:p>
      <text:p text:style-name="P1">Time: 582.870 </text:p>
      <text:p text:style-name="P1">&gt; Attach("/users/cip/mint/aslam/Debeerst/magma/RelativeExtension.m"); <text:s text:c="3"/></text:p>
      <text:p text:style-name="P1">&gt; Attach("/users/cip/mint/aslam/Debeerst/magma/Module.m"); <text:s text:c="10"/></text:p>
      <text:p text:style-name="P1">&gt; Attach("/users/cip/mint/aslam/Debeerst/magma/gfc.m"); <text:s text:c="3"/></text:p>
      <text:p text:style-name="P1">&gt; Attach("/users/cip/mint/aslam/Debeerst/magma/brauer.m"); <text:s text:c="3"/></text:p>
      <text:p text:style-name="P1">&gt; Attach("/users/cip/mint/aslam/Debeerst/magma/AliLFC.m"); <text:s text:c="3"/></text:p>
      <text:p text:style-name="P1">&gt; Attach("/users/cip/mint/aslam/galois_local_code/galois.m"); <text:s text:c="7"/></text:p>
      <text:p text:style-name="P1">&gt; time Gp := TwoSegmentsGaloisGroup(f); </text:p>
      <text:p text:style-name="P2">Time: 308.860 </text:p>
      <text:p text:style-name="P2">&gt; #Gp; </text:p>
      <text:p text:style-name="P2">8748 </text:p>
      <text:p text:style-name="P1">&gt; g:= x^27 + 6561*x^25 + 3*x^24 + 6561*x^23 + 81*x^22 + 81*x^21 + 243*x^20 + 9*x^19 + 243*x^18 + 243*x^17 + 27*x^16 + 6561*x^15 + 27*x^14 + 81*x^13 + 81*x^12 + 81*x^11 + 243*x^10 + 81*x^9 + 2187*x^8 + 729*x^7 + 243*x^6 + 729*x^5 + 243*x^4 + 81*x^3 + 2187*x^2 + 729*x + 3; </text:p>
      <text:p text:style-name="P1">&gt; time Gpg := TwoSegmentsGaloisGroup(g); </text:p>
      <text:p text:style-name="P2">Time: 319.990 </text:p>
      <text:p text:style-name="P2">&gt; #Gpg; </text:p>
      <text:p text:style-name="P2">26244 </text:p>
      <text:p text:style-name="P2"/>
      <text:p text:style-name="P14">&gt; f50 := x^50 + 25*x^30 + 380*x^18 + 4000*x^17 +6400*x^12 + 13200*x^6 + 14400*x^3 +54400*x^2 +6350*x - 4255; </text:p>
      <text:p text:style-name="P14">&gt; FlatRamificationPolygon(f50); </text:p>
      <text:p text:style-name="P14">[ </text:p>
      <text:p text:style-name="P14"><text:s text:c="4"/>&lt;4, 2*x^6 + 3&gt;, </text:p>
      <text:p text:style-name="P14"><text:s text:c="4"/>&lt;1, x^25 + 2&gt; </text:p>
      <text:p text:style-name="P14">] </text:p>
      <text:p text:style-name="P3">&gt; time G50 := TwoSegmentsGaloisGroup(f50); </text:p>
      <text:p text:style-name="P3">Time: 128.510 </text:p>
      <text:p text:style-name="P3">&gt; #G50; </text:p>
      <text:p text:style-name="P3"><text:soft-page-break/>400 </text:p>
      <text:p text:style-name="P6">&gt; Factorisation(400); </text:p>
      <text:p text:style-name="P6">[ &lt;2, 4&gt;, &lt;5, 2&gt; ] </text:p>
      <text:p text:style-name="P3"/>
      <text:p text:style-name="P3"/>
      <text:p text:style-name="P15">&gt; f75 := x^75 + 25*x^30 + 380*x^18 + 4000*x^17 +6400*x^12 + 13200*x^6 + 14400*\</text:p>
      <text:p text:style-name="P15">x^3 +54400*x^2 +6350*x - 4255; </text:p>
      <text:p text:style-name="P15">&gt; FlatRamificationPolygon(f75); <text:s text:c="47"/></text:p>
      <text:p text:style-name="P15">[ </text:p>
      <text:p text:style-name="P15"><text:s text:c="4"/>&lt;4, 3*x^6 + 3&gt;, </text:p>
      <text:p text:style-name="P15"><text:s text:c="4"/>&lt;1, x^50 + 3&gt; </text:p>
      <text:p text:style-name="P4">] </text:p>
      <text:p text:style-name="P4">&gt; time G75 := TwoSegmentsGaloisGroup(f75); </text:p>
      <text:p text:style-name="P4">Time: 557.400 </text:p>
      <text:p text:style-name="P4">&gt; #G75; </text:p>
      <text:p text:style-name="P4">600 </text:p>
      <text:p text:style-name="P4">&gt; Factorisation($1); </text:p>
      <text:p text:style-name="P4">[ &lt;2, 3&gt;, &lt;3, 1&gt;, &lt;5, 2&gt; ] </text:p>
      <text:p text:style-name="P4"/>
      <text:p text:style-name="P5">&gt; f21:=x^21+4*7^10*x^20+3*7^6*x^13+6*7^3*x^10+7^3*x^7+7*x^2+7^5*x+35; </text:p>
      <text:p text:style-name="P5">&gt; time G21 :=TwoSegmentsGaloisGroup(f21); </text:p>
      <text:p text:style-name="P5">Time: 210.090 </text:p>
      <text:p text:style-name="P5">&gt; #G21; </text:p>
      <text:p text:style-name="P5">9261 </text:p>
      <text:p text:style-name="P5">&gt; </text:p>
      <text:p text:style-name="P5"/>
      <text:p text:style-name="P6">&gt; f21:=x^21+4*7^10*x^20+3*7^6*x^13+6*7^3*x^10+7^3*x^7+7*x^2+7^5*x+35; </text:p>
      <text:p text:style-name="P6">&gt; time G21 :=TwoSegmentsGaloisGroup(f21); </text:p>
      <text:p text:style-name="P6">Time: 210.090 </text:p>
      <text:p text:style-name="P6">&gt; #G21; </text:p>
      <text:p text:style-name="P6">9261 , <text:s/><text:span text:style-name="T1">inerita degree(3)</text:span></text:p>
      <text:p text:style-name="P6">&gt; Factorisation(#G21); </text:p>
      <text:p text:style-name="P6">[ &lt;3, 3&gt;, &lt;7, 3&gt; ] </text:p>
      <text:p text:style-name="P6">&gt; FlatRamificationPolygon(f21); <text:s text:c="61"/></text:p>
      <text:p text:style-name="P6">[ </text:p>
      <text:p text:style-name="P6"><text:s text:c="4"/>&lt;3, 3*x^2 + 1&gt;, </text:p>
      <text:p text:style-name="P6"><text:s text:c="4"/>&lt;1, x^14 + 3&gt; </text:p>
      <text:p text:style-name="P6">] </text:p>
      <text:p text:style-name="P6"/>
      <text:p text:style-name="P7">&gt; f:=x^18 + 12*x + 6; </text:p>
      <text:p text:style-name="P7">&gt; FlatRamificationPolygon(f); </text:p>
      <text:p text:style-name="P7">[ <text:s text:c="2"/></text:p>
      <text:p text:style-name="P7"><text:s text:c="4"/>&lt;8, 2*x + 1&gt;, </text:p>
      <text:p text:style-name="P7"><text:s text:c="4"/>&lt;1, x^9 + 2&gt; </text:p>
      <text:p text:style-name="P7">] </text:p>
      <text:p text:style-name="P7">&gt; time Gp := TwoSegmentsGaloisGroup(f); </text:p>
      <text:p text:style-name="P7">Time: 2837.700 </text:p>
      <text:p text:style-name="P7">&gt; #Gp; <text:s text:c="32"/></text:p>
      <text:p text:style-name="P7">5184 </text:p>
      <text:p text:style-name="P7">Inertiadegree =4;</text:p>
      <text:p text:style-name="P7"/>
      <text:p text:style-name="P7"/>
      <text:p text:style-name="P8"><text:soft-page-break/>&gt; h45:= x^45 + 21*x^40 <text:s text:c="2"/>+ 63*x^15 +33804*x^14 + 51111*x^9 <text:s/>+21*x^2+ 15738; </text:p>
      <text:p text:style-name="P8">&gt; time G45 := TwoSegmentsGaloisGroup(h45); </text:p>
      <text:p text:style-name="P8">Time: 16661.940 </text:p>
      <text:p text:style-name="P8">//InertiaDegree <text:span text:style-name="T2">= 4;</text:span></text:p>
      <text:p text:style-name="P8">&gt; #G45; </text:p>
      <text:p text:style-name="P8">6480 </text:p>
      <text:p text:style-name="P8">&gt; Factorisation($1); </text:p>
      <text:p text:style-name="P8">[ &lt;2, 4&gt;, &lt;3, 4&gt;, &lt;5, 1&gt; ] </text:p>
      <text:p text:style-name="P8">&gt; FlatRamificationPolygon(h45); </text:p>
      <text:p text:style-name="P8">[ <text:s text:c="2"/></text:p>
      <text:p text:style-name="P8"><text:s text:c="4"/>&lt;4, 2*x^2 + 2&gt;, </text:p>
      <text:p text:style-name="P8"><text:s text:c="4"/>&lt;1, x^36 + 2&gt; </text:p>
      <text:p text:style-name="P8">] </text:p>
      <text:p text:style-name="P8">&gt; K; <text:s text:c="52"/></text:p>
      <text:p text:style-name="P8">3-adic field mod 3^30 </text:p>
      <text:p text:style-name="P8"/>
      <text:p text:style-name="P8"/>
      <text:p text:style-name="P8"/>
      <text:p text:style-name="P8"/>
      <text:p text:style-name="P8"/>
      <text:p text:style-name="P8">///////////////////////////////////////////////////////////////////////////////////////////////////////////////////////////////////////////////////////////////////////////////////////////////////<text:span text:style-name="T3">11////////////////////////////////////////////////////////////////////////////////////////</text:span></text:p>
      <text:p text:style-name="P9">&gt; x:=PolynomialRing(K).1; </text:p>
      <text:p text:style-name="P9">&gt; f66:=x^66+11^3*x^53+11^2*6*x^42+11*x^25+11^2*x^18+11^7*x^15+11^3*8*x^11+11^3*x^4+11^2*x^3+11; </text:p>
      <text:p text:style-name="P9">&gt; time G66, I66 := TwoSegmentsGaloisGroup(f66); </text:p>
      <text:p text:style-name="P9">…..........................................</text:p>
      <text:p text:style-name="P9">&gt; K:=pAdicField(11,30); </text:p>
      <text:p text:style-name="P9">&gt; x:=PolynomialRing(K).1; </text:p>
      <text:p text:style-name="P9">&gt; f88:= x^88+11^7*2*x^83+11^2*x^61+11^55*2*x^6+11; </text:p>
      <text:p text:style-name="P9">&gt; f:=f88; </text:p>
      <text:p text:style-name="P9">&gt; time G88, I88 := TwoSegmentsGaloisGroup(f); </text:p>
      <text:p text:style-name="P9">…...........................................</text:p>
      <text:p text:style-name="P9"/>
      <text:p text:style-name="P9"/>
      <text:p text:style-name="P9"/>
      <text:p text:style-name="P9"/>
      <text:p text:style-name="P10">&gt; K:=pAdicField(13,20); </text:p>
      <text:p text:style-name="P10">&gt; x:=PolynomialRing(K).1; </text:p>
      <text:p text:style-name="P10">&gt; f:= x^52+13^2*x+26; </text:p>
      <text:p text:style-name="P10">&gt; time G52,I52 := TwoSegmentsGaloisGroup(f); </text:p>
      <text:p text:style-name="P10">Time: 246.940 </text:p>
      <text:p text:style-name="P10">&gt; #G52; </text:p>
      <text:p text:style-name="P10">8112 </text:p>
      <text:p text:style-name="P10">&gt; &gt; I52; </text:p>
      <text:p text:style-name="P10">4 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////////////////////////////////<text:span text:style-name="T4">degree 125/////////////////////////////////</text:span></text:p>
      <text:p text:style-name="P11">f5 := y^125+5^6*y^81+5^3*y^7+5^3*y+55; </text:p>
      <text:p text:style-name="P11">extension: U/R/U/R:&gt;</text:p>
      <text:p text:style-name="P11">For such extension better use DefiningPolynomial and arrange extensions: U/R and then work over it.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5:51:18.040263479</meta:creation-date>
    <dc:date>2020-09-07T16:36:25.144126850</dc:date>
    <meta:editing-duration>P1DT23H48M5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12" meta:paragraph-count="412" meta:word-count="2133" meta:character-count="14644" meta:non-whitespace-character-count="11320"/>
  </office:meta>
</office:document-meta>
</file>